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1bb9" officeooo:paragraph-rsid="00131b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c7af" officeooo:paragraph-rsid="0013c7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4144" officeooo:paragraph-rsid="0012414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c7af" officeooo:paragraph-rsid="0013c7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7aa63" officeooo:paragraph-rsid="0017aa6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b888" officeooo:paragraph-rsid="0018b88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d149" officeooo:paragraph-rsid="0019d14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9751" officeooo:paragraph-rsid="001b975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2e62"/>
    </style:style>
    <style:style style:name="T3" style:family="text">
      <style:text-properties officeooo:rsid="00162b61"/>
    </style:style>
    <style:style style:name="T4" style:family="text">
      <style:text-properties officeooo:rsid="00164d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zes and stuff</text:p>
      <text:p text:style-name="P3"/>
      <text:p text:style-name="P1">Source Control</text:p>
      <text:p text:style-name="P2">git</text:p>
      <text:p text:style-name="P4">clone → download </text:p>
      <text:p text:style-name="P4">unit</text:p>
      <text:p text:style-name="P4">status</text:p>
      <text:p text:style-name="P4">add → if you sat add . it will put everything →<text:span text:style-name="T4">like adding a line of file name to config file</text:span></text:p>
      <text:p text:style-name="P4"><text:tab/>has to be followed by commit for you to upload →<text:span text:style-name="T3"> local backup</text:span></text:p>
      <text:p text:style-name="P4"><text:tab/><text:span text:style-name="T2">then followed by push → uploading it online</text:span></text:p>
      <text:p text:style-name="P4">rm</text:p>
      <text:p text:style-name="P4">pull</text:p>
      <text:p text:style-name="P4">push</text:p>
      <text:p text:style-name="P4">commit</text:p>
      <text:p text:style-name="P4">tag</text:p>
      <text:p text:style-name="P4">branch</text:p>
      <text:p text:style-name="P6">diff</text:p>
      <text:p text:style-name="P7">reset</text:p>
      <text:p text:style-name="P7">checkout</text:p>
      <text:p text:style-name="P7"/>
      <text:p text:style-name="P8">you can always go back to any commit of the source</text:p>
      <text:p text:style-name="P4"/>
      <text:p text:style-name="P5">bitbucket allows you to have as many private repositories with large teams free using .edu email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04:48.703343291</meta:creation-date>
    <meta:generator>LibreOffice/5.1.6.2$Linux_X86_64 LibreOffice_project/10m0$Build-2</meta:generator>
    <dc:date>2017-03-02T13:28:46.099335428</dc:date>
    <meta:editing-duration>PT23M53S</meta:editing-duration>
    <meta:editing-cycles>10</meta:editing-cycles>
    <meta:document-statistic meta:table-count="0" meta:image-count="0" meta:object-count="0" meta:page-count="1" meta:paragraph-count="20" meta:word-count="89" meta:character-count="449" meta:non-whitespace-character-count="377"/>
  </office:meta>
</office:document-meta>
</file>